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1.9591666666667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rticle Name</text:p>
          </table:table-cell>
          <table:table-cell office:value-type="string" table:style-name="ce1">
            <text:p>decision</text:p>
          </table:table-cell>
          <table:table-cell office:value-type="string" table:style-name="ce1">
            <text:p>lo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ue grit and brain; Wang et.al 202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Table 1; page 3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yesian network; Yao et.al 202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Table 1; page 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ctors associated with PTG; Khoury-Malhame et al 202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Table 2; page 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G Pakistan; Das et al 202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Table 2; page 3(1655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G in PHD; Tu et al 202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Section 3.3; page 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pside of COVID; Castiglion et al 2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he table says PTGI-tot but the method section says PTGI (not consistent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edictors of PTG in UK; Barnicot et al 2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 effect siz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er Lining of COVID19; Morales et al 202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table1, page 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ceived PTG; Park et al 2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PTG measures different construct compared to PT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in structure PTG; Lan et al 2023</text:p>
          </table:table-cell>
          <table:table-cell office:value-type="string" table:style-name="ce1">
            <text:p>include</text:p>
          </table:table-cell>
          <table:table-cell office:value-type="string" table:style-name="ce1">
            <text:p>Table 1, page 4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8</meta:generator>
    <dc:creator>Qizhou Duan</dc:creator>
    <meta:creation-date>2023-10-23T12:05:51Z</meta:creation-date>
    <dc:date>2023-11-19T17:55:28Z</dc:date>
    <meta:editing-cycles>11</meta:editing-cycles>
    <meta:editing-duration>PT660S</meta:editing-duration>
  </office:meta>
</office:document-meta>
</file>